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27cm" fo:margin-left="0cm" table:align="left"/>
    </style:style>
    <style:style style:name="Table1.A" style:family="table-column">
      <style:table-column-properties style:column-width="5.385cm"/>
    </style:style>
    <style:style style:name="Table1.B" style:family="table-column">
      <style:table-column-properties style:column-width="11.6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Monospace" fo:font-size="10pt" officeooo:rsid="00019e0f" officeooo:paragraph-rsid="001cbb3b" style:font-name-asian="Droid Sans Fallback" style:font-size-asian="10pt" style:font-name-complex="FreeSans" style:font-size-complex="10pt"/>
    </style:style>
    <style:style style:name="P2" style:family="paragraph" style:parent-style-name="Standard">
      <style:paragraph-properties fo:text-align="justify" style:justify-single-word="false"/>
      <style:text-properties fo:color="#000000" style:font-name="Monospace" fo:font-size="10pt" officeooo:rsid="001b6974" officeooo:paragraph-rsid="001cbb3b" style:font-name-asian="Droid Sans Fallback" style:font-size-asian="10pt" style:font-name-complex="FreeSans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font-name="Monospace" fo:font-size="10pt" officeooo:rsid="0002459d" officeooo:paragraph-rsid="001cbb3b" style:font-name-asian="Droid Sans Fallback" style:font-size-asian="10pt" style:font-name-complex="FreeSans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000000" style:font-name="Monospace" fo:font-size="10pt" officeooo:rsid="0002459d" officeooo:paragraph-rsid="001ce816" style:font-name-asian="Droid Sans Fallback" style:font-size-asian="10pt" style:font-name-complex="FreeSans" style:font-size-complex="10pt"/>
    </style:style>
    <style:style style:name="P5" style:family="paragraph" style:parent-style-name="Standard">
      <style:paragraph-properties fo:text-align="justify" style:justify-single-word="false"/>
      <style:text-properties officeooo:paragraph-rsid="001cbb3b"/>
    </style:style>
    <style:style style:name="P6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cbb3b"/>
    </style:style>
    <style:style style:name="P7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cbb3b"/>
    </style:style>
    <style:style style:name="P8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style:font-name="Monospace" fo:font-size="10pt" officeooo:paragraph-rsid="001cbb3b" style:font-size-asian="10pt"/>
    </style:style>
    <style:style style:name="P9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1cbb3b" style:font-size-asian="16pt" style:font-size-complex="16pt"/>
    </style:style>
    <style:style style:name="P10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1cbb3b" style:font-size-asian="16pt" style:font-weight-asian="normal" style:font-size-complex="16pt" style:font-weight-complex="normal"/>
    </style:style>
    <style:style style:name="P11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6600ff" officeooo:paragraph-rsid="001cbb3b"/>
    </style:style>
    <style:style style:name="P12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cbb3b"/>
    </style:style>
    <style:style style:name="P13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officeooo:paragraph-rsid="001cbb3b"/>
    </style:style>
    <style:style style:name="P14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officeooo:paragraph-rsid="001ce816"/>
    </style:style>
    <style:style style:name="P15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officeooo:paragraph-rsid="001edd7e"/>
    </style:style>
    <style:style style:name="P16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1cbb3b" style:font-size-asian="10pt" style:font-size-complex="10pt"/>
    </style:style>
    <style:style style:name="P17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size="10pt" officeooo:paragraph-rsid="001cbb3b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0pt" fo:letter-spacing="normal" fo:font-style="normal" fo:font-weight="bold" officeooo:paragraph-rsid="001cbb3b" style:font-name-asian="Droid Sans Fallback" style:font-size-asian="10pt" style:font-name-complex="FreeSans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Liberation Sans" fo:font-size="10pt" officeooo:paragraph-rsid="001cbb3b" style:font-name-asian="Droid Sans Fallback" style:font-size-asian="10pt" style:font-name-complex="FreeSans" style:font-size-complex="10pt"/>
    </style:style>
    <style:style style:name="P20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style:font-name="Monospace" fo:font-size="10pt" officeooo:paragraph-rsid="001cbb3b" style:font-size-asian="10pt"/>
    </style:style>
    <style:style style:name="P21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</style:style>
    <style:style style:name="P22" style:family="paragraph" style:parent-style-name="Standard">
      <style:paragraph-properties fo:text-align="justify" style:justify-single-word="false"/>
      <style:text-properties fo:color="#000000" style:font-name="Monospace" fo:font-size="10pt" officeooo:rsid="0002459d" officeooo:paragraph-rsid="00208582" style:font-name-asian="Droid Sans Fallback" style:font-size-asian="10pt" style:font-name-complex="FreeSans" style:font-size-complex="10pt"/>
    </style:style>
    <style:style style:name="P23" style:family="paragraph" style:parent-style-name="Standard">
      <style:paragraph-properties fo:text-align="justify" style:justify-single-word="false"/>
      <style:text-properties officeooo:paragraph-rsid="00208582"/>
    </style:style>
    <style:style style:name="P24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cbb3b"/>
    </style:style>
    <style:style style:name="P25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cbb3b"/>
    </style:style>
    <style:style style:name="P26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1cbb3b" style:font-size-asian="10pt"/>
    </style:style>
    <style:style style:name="P27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1cbb3b"/>
    </style:style>
    <style:style style:name="P28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color="#0000ff" officeooo:paragraph-rsid="001cbb3b"/>
    </style:style>
    <style:style style:name="P29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1cbb3b" style:font-size-asian="16pt" style:font-size-complex="16pt"/>
    </style:style>
    <style:style style:name="P30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cbb3b"/>
    </style:style>
    <style:style style:name="P31" style:family="paragraph" style:parent-style-name="Heading_20_2">
      <style:paragraph-properties fo:text-align="justify" style:justify-single-word="false"/>
      <style:text-properties officeooo:paragraph-rsid="001cbb3b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019e0f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fo:font-size="20pt" fo:font-style="normal" style:text-underline-style="none" fo:font-weight="bold" officeooo:rsid="0015ed5d" style:font-size-asian="20pt" style:font-style-asian="normal" style:font-weight-asian="bold" style:font-size-complex="20pt" style:font-style-complex="normal" style:font-weight-complex="bold" fo:padding="0cm" fo:border="none"/>
    </style:style>
    <style:style style:name="T4" style:family="text">
      <style:text-properties fo:color="#000000" fo:font-size="20pt" fo:font-style="normal" style:text-underline-style="none" fo:font-weight="bold" officeooo:rsid="001cbb3b" style:font-size-asian="20pt" style:font-style-asian="normal" style:font-weight-asian="bold" style:font-size-complex="20pt" style:font-style-complex="normal" style:font-weight-complex="bold" fo:padding="0cm" fo:border="none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text-underline-style="none" style:font-size-asian="10pt"/>
    </style:style>
    <style:style style:name="T7" style:family="text">
      <style:text-properties fo:color="#000000" style:font-name="Monospace" fo:font-size="10pt" style:text-underline-style="none" officeooo:rsid="001cbb3b" style:font-size-asian="10pt"/>
    </style:style>
    <style:style style:name="T8" style:family="text">
      <style:text-properties fo:color="#7f0055" style:font-name="Monospace" fo:font-size="10pt" fo:font-weight="bold" style:font-size-asian="10pt" style:font-weight-asian="bold"/>
    </style:style>
    <style:style style:name="T9" style:family="text">
      <style:text-properties fo:font-variant="normal" fo:text-transform="none" fo:color="#353833" style:font-name="Arial" fo:letter-spacing="normal" fo:font-style="normal"/>
    </style:style>
    <style:style style:name="T10" style:family="text">
      <style:text-properties fo:font-variant="normal" fo:text-transform="none" fo:color="#353833" style:font-name="Arial" fo:letter-spacing="normal" fo:font-style="normal" officeooo:rsid="001202ec"/>
    </style:style>
    <style:style style:name="T11" style:family="text">
      <style:text-properties fo:font-variant="normal" fo:text-transform="none" fo:color="#353833" style:font-name="Arial" fo:letter-spacing="normal" fo:font-style="normal" officeooo:rsid="0017d995"/>
    </style:style>
    <style:style style:name="T12" style:family="text">
      <style:text-properties fo:font-variant="normal" fo:text-transform="none" fo:color="#353833" style:font-name="Arial" fo:letter-spacing="normal" fo:font-style="normal" fo:font-weight="normal"/>
    </style:style>
    <style:style style:name="T13" style:family="text">
      <style:text-properties fo:font-variant="normal" fo:text-transform="none" fo:color="#353833" style:font-name="Arial" fo:letter-spacing="normal" fo:font-style="normal" fo:font-weight="normal" officeooo:rsid="001ce816"/>
    </style:style>
    <style:style style:name="T14" style:family="text">
      <style:text-properties fo:font-variant="normal" fo:text-transform="none" fo:color="#353833" style:font-name="Arial" fo:font-size="9pt" fo:letter-spacing="normal" fo:font-style="normal" fo:font-weight="normal"/>
    </style:style>
    <style:style style:name="T15" style:family="text">
      <style:text-properties fo:font-variant="normal" fo:text-transform="none" fo:color="#353833" style:font-name="Arial" fo:font-size="9pt" fo:letter-spacing="normal" fo:font-style="normal" fo:font-weight="normal" officeooo:rsid="00217d5d"/>
    </style:style>
    <style:style style:name="T16" style:family="text"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353833" style:font-name="Arial" fo:font-size="10pt" fo:letter-spacing="normal" fo:font-style="normal" fo:font-weight="normal" officeooo:rsid="001ce816" style:font-size-asian="10pt" style:font-size-complex="10pt"/>
    </style:style>
    <style:style style:name="T18" style:family="text">
      <style:text-properties fo:font-variant="normal" fo:text-transform="none" fo:color="#353833" style:font-name="Arial" fo:font-size="10pt" fo:letter-spacing="normal" fo:font-style="normal" fo:font-weight="normal" officeooo:rsid="001edd7e" style:font-size-asian="10pt" style:font-size-complex="10pt"/>
    </style:style>
    <style:style style:name="T19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20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19e0f" style:text-blinking="false"/>
    </style:style>
    <style:style style:name="T21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22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cbb3b" style:text-blinking="false"/>
    </style:style>
    <style:style style:name="T23" style:family="text">
      <style:text-properties fo:font-variant="normal" fo:text-transform="none" fo:color="#353833" style:text-line-through-style="none" style:text-line-through-type="none" fo:font-size="10pt" fo:letter-spacing="normal" fo:font-style="normal" style:text-underline-style="none" fo:font-weight="normal" style:text-blinking="false" style:font-size-asian="10pt" style:font-size-complex="10pt"/>
    </style:style>
    <style:style style:name="T24" style:family="text">
      <style:text-properties fo:font-variant="normal" fo:text-transform="none" fo:color="#353833" style:text-line-through-style="none" style:text-line-through-type="none" fo:font-size="10pt" fo:letter-spacing="normal" fo:font-style="normal" style:text-underline-style="none" fo:font-weight="normal" officeooo:rsid="001ce816" style:text-blinking="false" style:font-size-asian="10pt" style:font-size-complex="10pt"/>
    </style:style>
    <style:style style:name="T25" style:family="text">
      <style:text-properties fo:font-variant="normal" fo:text-transform="none" fo:color="#353833" style:font-name="Ubuntu Medium1" fo:font-size="9pt" fo:letter-spacing="normal" fo:font-style="normal" fo:font-weight="normal"/>
    </style:style>
    <style:style style:name="T26" style:family="text">
      <style:text-properties fo:font-variant="normal" fo:text-transform="none" fo:color="#353833" style:font-name="Ubuntu Medium1" fo:font-size="9pt" fo:letter-spacing="normal" fo:font-style="normal" fo:font-weight="normal" officeooo:rsid="00019e0f"/>
    </style:style>
    <style:style style:name="T27" style:family="text">
      <style:text-properties fo:font-variant="normal" fo:text-transform="none" fo:color="#353833" style:font-name="Ubuntu Medium1" fo:font-size="9pt" fo:letter-spacing="normal" fo:font-style="normal" fo:font-weight="normal" officeooo:rsid="001cbb3b"/>
    </style:style>
    <style:style style:name="T28" style:family="text">
      <style:text-properties fo:font-variant="normal" fo:text-transform="none" fo:color="#353833" fo:font-size="10pt" fo:letter-spacing="normal" fo:font-style="normal" fo:font-weight="normal" style:font-size-asian="10pt" style:font-size-complex="10pt"/>
    </style:style>
    <style:style style:name="T29" style:family="text">
      <style:text-properties fo:font-variant="normal" fo:text-transform="none" fo:color="#353833" fo:font-size="10pt" fo:letter-spacing="normal" fo:font-style="normal" fo:font-weight="normal" officeooo:rsid="001ce816" style:font-size-asian="10pt" style:font-size-complex="10pt"/>
    </style:style>
    <style:style style:name="T30" style:family="text">
      <style:text-properties fo:font-variant="normal" fo:text-transform="none" fo:color="#353833" fo:letter-spacing="normal" fo:font-style="normal" fo:font-weight="normal"/>
    </style:style>
    <style:style style:name="T31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style:text-blinking="false" style:font-size-asian="10pt" style:font-size-complex="10pt"/>
    </style:style>
    <style:style style:name="T32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019e0f" style:text-blinking="false" style:font-size-asian="10pt" style:font-size-complex="10pt"/>
    </style:style>
    <style:style style:name="T33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1ce816" style:text-blinking="false" style:font-size-asian="10pt" style:font-size-complex="10pt"/>
    </style:style>
    <style:style style:name="T34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1d4a60" style:text-blinking="false" style:font-size-asian="10pt" style:font-size-complex="10pt"/>
    </style:style>
    <style:style style:name="T35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1e6995" style:text-blinking="false" style:font-size-asian="10pt" style:font-size-complex="10pt"/>
    </style:style>
    <style:style style:name="T36" style:family="text">
      <style:text-properties fo:font-variant="normal" fo:text-transform="none" fo:color="#4c6b87" style:text-line-through-style="none" style:text-line-through-type="none" fo:letter-spacing="normal" fo:font-style="normal" style:text-underline-style="none" fo:font-weight="bold" style:text-blinking="false"/>
    </style:style>
    <style:style style:name="T37" style:family="text">
      <style:text-properties fo:font-variant="normal" fo:text-transform="none" fo:color="#4c6b87" style:text-line-through-style="none" style:text-line-through-type="none" fo:letter-spacing="normal" fo:font-style="normal" style:text-underline-style="none" fo:font-weight="bold" officeooo:rsid="00208582" style:text-blinking="false"/>
    </style:style>
    <style:style style:name="T38" style:family="text">
      <style:text-properties fo:color="#0000c0" style:font-name="Monospace" fo:font-size="10pt" style:font-size-asian="10pt"/>
    </style:style>
    <style:style style:name="T39" style:family="text">
      <style:text-properties fo:color="#0000ff" style:font-name="Monospace" fo:font-size="10pt" style:font-size-asian="10pt"/>
    </style:style>
    <style:style style:name="T40" style:family="text">
      <style:text-properties fo:color="#0000ff" style:font-name="Monospace" fo:font-size="10pt" officeooo:rsid="00019e0f" style:font-size-asian="10pt"/>
    </style:style>
    <style:style style:name="T41" style:family="text">
      <style:text-properties fo:color="#0000ff" style:font-name="Monospace" fo:font-size="10pt" officeooo:rsid="00192d5d" style:font-size-asian="10pt"/>
    </style:style>
    <style:style style:name="T42" style:family="text">
      <style:text-properties fo:color="#0000ff" style:font-name="Monospace" fo:font-size="10pt" officeooo:rsid="001cbb3b" style:font-size-asian="10pt"/>
    </style:style>
    <style:style style:name="T43" style:family="text">
      <style:text-properties fo:color="#0000ff" style:font-name="Monospace" fo:font-size="10pt" officeooo:rsid="001cbb3b" fo:background-color="transparent" loext:char-shading-value="0" style:font-size-asian="10pt"/>
    </style:style>
    <style:style style:name="T44" style:family="text">
      <style:text-properties fo:color="#0000ff" style:font-name="Monospace" fo:font-size="10pt" style:text-underline-style="none" officeooo:rsid="001cbb3b" fo:background-color="transparent" loext:char-shading-value="0" style:font-size-asian="10pt"/>
    </style:style>
    <style:style style:name="T45" style:family="text">
      <style:text-properties style:font-name="Ubuntu Medium1"/>
    </style:style>
    <style:style style:name="T46" style:family="text">
      <style:text-properties style:font-name="Ubuntu Medium1" officeooo:rsid="00019e0f"/>
    </style:style>
    <style:style style:name="T47" style:family="text">
      <style:text-properties style:font-name="Ubuntu Medium1" officeooo:rsid="001cbb3b"/>
    </style:style>
    <style:style style:name="T48" style:family="text">
      <style:text-properties officeooo:rsid="001b3c2c"/>
    </style:style>
    <style:style style:name="T49" style:family="text">
      <style:text-properties style:font-name="Monospace" fo:font-size="10pt" style:font-size-asian="10pt"/>
    </style:style>
    <style:style style:name="T50" style:family="text">
      <style:text-properties style:font-name="Monospace" fo:font-size="10pt" officeooo:rsid="00019e0f" style:font-size-asian="10pt"/>
    </style:style>
    <style:style style:name="T51" style:family="text">
      <style:text-properties style:font-name="Monospace" fo:font-size="10pt" officeooo:rsid="00192d5d" style:font-size-asian="10pt"/>
    </style:style>
    <style:style style:name="T52" style:family="text">
      <style:text-properties style:font-name="Monospace" fo:font-size="10pt" officeooo:rsid="001cbb3b" style:font-size-asian="10pt"/>
    </style:style>
    <style:style style:name="T53" style:family="text">
      <style:text-properties officeooo:rsid="001ce816"/>
    </style:style>
    <style:style style:name="T54" style:family="text">
      <style:text-properties officeooo:rsid="00217d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<text:span text:style-name="T1">Class </text:span><text:span text:style-name="T2">Describ</text:span><text:span text:style-name="T4">eSnapshots</text:span><text:span text:style-name="T3">Request</text:span></text:h>
      <text:p text:style-name="P12"/>
      <text:p text:style-name="P6"><text:span text:style-name="T8">public</text:span><text:span text:style-name="T5"> </text:span><text:span text:style-name="T8">class</text:span><text:span text:style-name="T5"> </text:span><text:span text:style-name="T6">Describe</text:span><text:span text:style-name="T7">Snapshots</text:span><text:span text:style-name="T6">Request</text:span><text:span text:style-name="T5"> </text:span><text:span text:style-name="T8">extends</text:span><text:span text:style-name="T5"> JCSRequest </text:span><text:span text:style-name="T8">implements </text:span><text:span text:style-name="T5">Serializable, Cloneable</text:span></text:p>
      <text:p text:style-name="P20"/>
      <text:p text:style-name="P29">Field Summary</text:p>
      <text:list xml:id="list8411919491240546947" text:style-name="L1">
        <text:list-item>
          <text:p text:style-name="P30"><text:span text:style-name="T9">Fields inherited from </text:span><text:span text:style-name="T10">JCS</text:span><text:span text:style-name="T11">Request</text:span></text:p>
          <text:list>
            <text:list-item>
              <text:list>
                <text:list-header>
                  <text:p text:style-name="P24"><text:span text:style-name="T8">private</text:span><text:span text:style-name="T5"> JCSCredentialsProvider </text:span><text:span text:style-name="T38">credentialsProvider</text:span><text:span text:style-name="T5">;</text:span></text:p>
                  <text:p text:style-name="P24"><text:span text:style-name="T8">private</text:span><text:span text:style-name="T5"> Map&lt;String, String&gt; </text:span><text:span text:style-name="T38">customRequestHeaders</text:span><text:span text:style-name="T5">;</text:span></text:p>
                  <text:p text:style-name="P26"/>
                </text:list-header>
              </text:list>
            </text:list-item>
          </text:list>
        </text:list-item>
        <text:list-item>
          <text:p text:style-name="P30"><text:span text:style-name="T19">Fields in </text:span><text:span text:style-name="T20">Describe</text:span><text:span text:style-name="T22">Snapshots</text:span><text:span text:style-name="T21">Request</text:span></text:p>
        </text:list-item>
      </text:list>
      <text:p text:style-name="P7"><text:tab/><text:tab/><text:span text:style-name="T8">private</text:span><text:span text:style-name="T5"> List&lt;String&gt; </text:span><text:span text:style-name="T43">s</text:span><text:span text:style-name="T44">napshot</text:span><text:span text:style-name="T38">Ids</text:span><text:span text:style-name="T5">;</text:span></text:p>
      <text:p text:style-name="P7"><text:span text:style-name="T5"><text:tab/><text:tab/></text:span><text:span text:style-name="T8">private</text:span><text:span text:style-name="T5"> String </text:span><text:span text:style-name="T38">nextToken</text:span><text:span text:style-name="T5">;</text:span></text:p>
      <text:p text:style-name="P7"><text:span text:style-name="T5"><text:tab/><text:tab/></text:span><text:span text:style-name="T8">private</text:span><text:span text:style-name="T5"> Integer </text:span><text:span text:style-name="T38">maxResults</text:span><text:span text:style-name="T5">;</text:span></text:p>
      <text:p text:style-name="P8"/>
      <text:p text:style-name="P9">Constructor Summary</text:p>
      <text:list xml:id="list1289256523884314960" text:style-name="L2">
        <text:list-item>
          <text:p text:style-name="P25"><text:span text:style-name="T40">Describe</text:span><text:span text:style-name="T42">Snapshots</text:span><text:span text:style-name="T41">Request</text:span><text:span text:style-name="T39">()</text:span></text:p>
          <text:list>
            <text:list-header>
              <text:p text:style-name="P27">Default constructor for <text:span text:style-name="T46">Describe</text:span><text:span text:style-name="T47">Snapshots</text:span><text:span text:style-name="T45">Request</text:span> objec<text:span text:style-name="T48">t</text:span>.</text:p>
            </text:list-header>
          </text:list>
        </text:list-item>
        <text:list-item>
          <text:p text:style-name="P28"><text:span text:style-name="T50">Describe</text:span><text:span text:style-name="T52">Snapshots</text:span><text:span text:style-name="T51">Request</text:span><text:span text:style-name="T49">(List&lt;String&gt; </text:span><text:span text:style-name="T52">snapshot</text:span><text:span text:style-name="T49">Ids)</text:span></text:p>
          <text:list>
            <text:list-header>
              <text:p text:style-name="P25"><text:span text:style-name="T25">Constructs a new </text:span><text:span text:style-name="T26">Describe</text:span><text:span text:style-name="T27">Snapshots</text:span><text:span text:style-name="T25">Request object.<text:tab/></text:span></text:p>
            </text:list-header>
          </text:list>
        </text:list-item>
      </text:list>
      <text:p text:style-name="P11"><text:tab/></text:p>
      <text:p text:style-name="P10">Method Summary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Modifier and Type</text:p>
          </table:table-cell>
          <table:table-cell table:style-name="Table1.B1" office:value-type="string">
            <text:p text:style-name="P18">Method and Description</text:p>
          </table:table-cell>
        </table:table-row>
        <table:table-row>
          <table:table-cell table:style-name="Table1.A2" office:value-type="string">
            <text:p text:style-name="P1">Integer</text:p>
            <text:p text:style-name="P19"/>
          </table:table-cell>
          <table:table-cell table:style-name="Table1.B2" office:value-type="string">
            <text:p text:style-name="P5"><text:span text:style-name="Source_20_Text"><text:span text:style-name="T32">getMaxResults</text:span></text:span><text:span text:style-name="Source_20_Text"><text:span text:style-name="T28">()</text:span></text:span></text:p>
            <text:p text:style-name="P13"><text:span text:style-name="T16">The maximum number of </text:span><text:span text:style-name="T18">snapshot</text:span><text:span text:style-name="T16"> results returned by </text:span><text:span text:style-name="Source_20_Text"><text:span text:style-name="T16">Describe</text:span></text:span><text:span text:style-name="Source_20_Text"><text:span text:style-name="T17">Snapshots</text:span></text:span><text:span text:style-name="Source_20_Text"><text:span text:style-name="T16"> </text:span></text:span><text:span text:style-name="T16">in paginated output.</text:span></text:p>
          </table:table-cell>
        </table:table-row>
        <text:soft-page-break/>
        <table:table-row>
          <table:table-cell table:style-name="Table1.A2" office:value-type="string">
            <text:p text:style-name="P2">String</text:p>
            <text:p text:style-name="P19"/>
          </table:table-cell>
          <table:table-cell table:style-name="Table1.B2" office:value-type="string">
            <text:p text:style-name="P5"><text:span text:style-name="Source_20_Text"><text:span text:style-name="T31">getNextToken</text:span></text:span><text:span text:style-name="Source_20_Text"><text:span text:style-name="T28">()</text:span></text:span></text:p>
            <text:p text:style-name="P13"><text:span text:style-name="T16">The </text:span><text:span text:style-name="Source_20_Text"><text:span text:style-name="T16">NextToken </text:span></text:span><text:span text:style-name="T16">value returned from a previous paginated </text:span><text:span text:style-name="Source_20_Text"><text:span text:style-name="T16">Describe</text:span></text:span><text:span text:style-name="Source_20_Text"><text:span text:style-name="T17">Snapshots</text:span></text:span><text:span text:style-name="Source_20_Text"><text:span text:style-name="T16"> </text:span></text:span><text:span text:style-name="T16">request where </text:span><text:span text:style-name="Source_20_Text"><text:span text:style-name="T16">MaxResults </text:span></text:span><text:span text:style-name="T16">was used and the results exceeded the value of that parameter.</text:span></text:p>
          </table:table-cell>
        </table:table-row>
        <table:table-row>
          <table:table-cell table:style-name="Table1.A2" office:value-type="string">
            <text:p text:style-name="P1">List&lt;String&gt;</text:p>
          </table:table-cell>
          <table:table-cell table:style-name="Table1.B2" office:value-type="string">
            <text:p text:style-name="P5"><text:span text:style-name="Source_20_Text"><text:span text:style-name="T32">get</text:span></text:span><text:span text:style-name="Source_20_Text"><text:span text:style-name="T33">Snapshot</text:span></text:span><text:span text:style-name="Source_20_Text"><text:span text:style-name="T32">Ids</text:span></text:span><text:span text:style-name="Source_20_Text"><text:span text:style-name="T28">()</text:span></text:span></text:p>
            <text:p text:style-name="P16">One or more <text:span text:style-name="T53">snapshot</text:span> IDs.</text:p>
          </table:table-cell>
        </table:table-row>
        <table:table-row>
          <table:table-cell table:style-name="Table1.A2" office:value-type="string">
            <text:p text:style-name="P3">void</text:p>
          </table:table-cell>
          <table:table-cell table:style-name="Table1.B2" office:value-type="string">
            <text:p text:style-name="P5"><text:span text:style-name="Source_20_Text"><text:span text:style-name="T31">setMaxResults</text:span></text:span><text:span text:style-name="Source_20_Text"><text:span text:style-name="T28">(</text:span></text:span><text:span text:style-name="Source_20_Text"><text:span text:style-name="T31">Integer </text:span></text:span><text:span text:style-name="Source_20_Text"><text:span text:style-name="T28">maxResults)</text:span></text:span></text:p>
            <text:p text:style-name="P15"><text:span text:style-name="T16">The maximum number of </text:span><text:span text:style-name="T18">snapshot</text:span><text:span text:style-name="T16"> results returned by </text:span><text:span text:style-name="Source_20_Text"><text:span text:style-name="T16">Describe</text:span></text:span><text:span text:style-name="Source_20_Text"><text:span text:style-name="T17">Snapshots</text:span></text:span><text:span text:style-name="Source_20_Text"><text:span text:style-name="T16"> </text:span></text:span><text:span text:style-name="T16">in paginated output.</text:span></text:p>
          </table:table-cell>
        </table:table-row>
        <table:table-row>
          <table:table-cell table:style-name="Table1.A2" office:value-type="string">
            <text:p text:style-name="P3">void</text:p>
          </table:table-cell>
          <table:table-cell table:style-name="Table1.B2" office:value-type="string">
            <text:p text:style-name="P5"><text:span text:style-name="Source_20_Text"><text:span text:style-name="T31">setNextToken</text:span></text:span><text:span text:style-name="Source_20_Text"><text:span text:style-name="T28">(</text:span></text:span><text:span text:style-name="Source_20_Text"><text:span text:style-name="T31">String </text:span></text:span><text:span text:style-name="Source_20_Text"><text:span text:style-name="T28">nextToken)</text:span></text:span></text:p>
            <text:p text:style-name="P13"><text:span text:style-name="T16">The </text:span><text:span text:style-name="Source_20_Text"><text:span text:style-name="T16">NextToken </text:span></text:span><text:span text:style-name="T16">value returned from a previous paginated </text:span><text:span text:style-name="Source_20_Text"><text:span text:style-name="T16">Describe</text:span></text:span><text:span text:style-name="Source_20_Text"><text:span text:style-name="T17">Snapshots</text:span></text:span><text:span text:style-name="Source_20_Text"><text:span text:style-name="T16"> </text:span></text:span><text:span text:style-name="T16">request where </text:span><text:span text:style-name="Source_20_Text"><text:span text:style-name="T16">MaxResults </text:span></text:span><text:span text:style-name="T16">was used and the results exceeded the value of that parameter.</text:span></text:p>
          </table:table-cell>
        </table:table-row>
        <table:table-row>
          <table:table-cell table:style-name="Table1.A2" office:value-type="string">
            <text:p text:style-name="P3">void</text:p>
          </table:table-cell>
          <table:table-cell table:style-name="Table1.B2" office:value-type="string">
            <text:p text:style-name="P13"><text:span text:style-name="Source_20_Text"><text:span text:style-name="T31">set</text:span></text:span><text:span text:style-name="Source_20_Text"><text:span text:style-name="T35">Snapshot</text:span></text:span><text:span text:style-name="Source_20_Text"><text:span text:style-name="T31">Ids</text:span></text:span><text:span text:style-name="Source_20_Text"><text:span text:style-name="T28">(</text:span></text:span><text:span text:style-name="Source_20_Text"><text:span text:style-name="T31">Collection</text:span></text:span><text:span text:style-name="Source_20_Text"><text:span text:style-name="T28">&lt;</text:span></text:span><text:span text:style-name="Source_20_Text"><text:span text:style-name="T31">String</text:span></text:span><text:span text:style-name="Source_20_Text"><text:span text:style-name="T28">&gt; </text:span></text:span><text:span text:style-name="Source_20_Text"><text:span text:style-name="T29">snapshot</text:span></text:span><text:span text:style-name="Source_20_Text"><text:span text:style-name="T28">Ids)</text:span></text:span></text:p>
            <text:p text:style-name="P17"><text:span text:style-name="T12">One or more </text:span><text:span text:style-name="T13">snapshot</text:span><text:span text:style-name="T12"> IDs.</text:span></text:p>
          </table:table-cell>
        </table:table-row>
        <table:table-row>
          <table:table-cell table:style-name="Table1.A2" office:value-type="string">
            <text:p text:style-name="P3">Describe<text:span text:style-name="T53">Snapshots</text:span>Request</text:p>
          </table:table-cell>
          <table:table-cell table:style-name="Table1.B2" office:value-type="string">
            <text:p text:style-name="P5"><text:span text:style-name="Source_20_Text"><text:span text:style-name="T31">withMaxResults</text:span></text:span><text:span text:style-name="Source_20_Text"><text:span text:style-name="T28">(</text:span></text:span><text:span text:style-name="Source_20_Text"><text:span text:style-name="T31">Integer </text:span></text:span><text:span text:style-name="Source_20_Text"><text:span text:style-name="T28">maxResults)</text:span></text:span></text:p>
            <text:p text:style-name="P13"><text:span text:style-name="T16">The maximum number of </text:span><text:span text:style-name="T18">snapshot</text:span><text:span text:style-name="T16"> results returned by </text:span><text:span text:style-name="T17">De</text:span><text:span text:style-name="Source_20_Text"><text:span text:style-name="T16">scribe</text:span></text:span><text:span text:style-name="Source_20_Text"><text:span text:style-name="T17">Snapshots</text:span></text:span><text:span text:style-name="Source_20_Text"><text:span text:style-name="T16"> </text:span></text:span><text:span text:style-name="T16">in paginated output.</text:span></text:p>
          </table:table-cell>
        </table:table-row>
        <table:table-row>
          <table:table-cell table:style-name="Table1.A2" office:value-type="string">
            <text:p text:style-name="P4">Describe<text:span text:style-name="T53">Snapshots</text:span>Request</text:p>
          </table:table-cell>
          <table:table-cell table:style-name="Table1.B2" office:value-type="string">
            <text:p text:style-name="P5"><text:span text:style-name="Source_20_Text"><text:span text:style-name="T31">withNextToken</text:span></text:span><text:span text:style-name="Source_20_Text"><text:span text:style-name="T28">(</text:span></text:span><text:span text:style-name="Source_20_Text"><text:span text:style-name="T31">String </text:span></text:span><text:span text:style-name="Source_20_Text"><text:span text:style-name="T28">nextToken)</text:span></text:span></text:p>
            <text:p text:style-name="P14"><text:span text:style-name="T16">The </text:span><text:span text:style-name="Source_20_Text"><text:span text:style-name="T16">NextToken </text:span></text:span><text:span text:style-name="T16">value returned from a previous paginated </text:span><text:span text:style-name="T17">De</text:span><text:span text:style-name="Source_20_Text"><text:span text:style-name="T16">scribe</text:span></text:span><text:span text:style-name="Source_20_Text"><text:span text:style-name="T17">Snapshots</text:span></text:span><text:span text:style-name="Source_20_Text"><text:span text:style-name="T16"> </text:span></text:span><text:span text:style-name="T16">request where </text:span><text:span text:style-name="Source_20_Text"><text:span text:style-name="T16">MaxResults </text:span></text:span><text:span text:style-name="T16">was used and the results exceeded the value of that parameter.</text:span></text:p>
          </table:table-cell>
        </table:table-row>
        <table:table-row>
          <table:table-cell table:style-name="Table1.A2" office:value-type="string">
            <text:p text:style-name="P4">Describe<text:span text:style-name="T53">Snapshots</text:span>Request</text:p>
            <text:p text:style-name="P19"/>
          </table:table-cell>
          <table:table-cell table:style-name="Table1.B2" office:value-type="string">
            <text:p text:style-name="P5"><text:span text:style-name="Source_20_Text"><text:span text:style-name="T31">with</text:span></text:span><text:span text:style-name="Source_20_Text"><text:span text:style-name="T34">Snapshot</text:span></text:span><text:span text:style-name="Source_20_Text"><text:span text:style-name="T31">Ids</text:span></text:span><text:span text:style-name="Source_20_Text"><text:span text:style-name="T28">(</text:span></text:span><text:span text:style-name="Source_20_Text"><text:span text:style-name="T31">Collection</text:span></text:span><text:span text:style-name="Source_20_Text"><text:span text:style-name="T28">&lt;</text:span></text:span><text:span text:style-name="Source_20_Text"><text:span text:style-name="T31">String</text:span></text:span><text:span text:style-name="Source_20_Text"><text:span text:style-name="T28">&gt; </text:span></text:span><text:span text:style-name="Source_20_Text"><text:span text:style-name="T29">snapshot</text:span></text:span><text:span text:style-name="Source_20_Text"><text:span text:style-name="T28">Ids)</text:span></text:span></text:p>
            <text:p text:style-name="P17"><text:span text:style-name="T12">One or more </text:span><text:span text:style-name="T13">snapshot</text:span><text:span text:style-name="T12"> IDs.</text:span></text:p>
          </table:table-cell>
        </table:table-row>
        <table:table-row>
          <table:table-cell table:style-name="Table1.A2" office:value-type="string">
            <text:p text:style-name="P22">Describe<text:span text:style-name="T53">Snapshots</text:span>Request</text:p>
          </table:table-cell>
          <table:table-cell table:style-name="Table1.B2" office:value-type="string">
            <text:p text:style-name="P23"><text:span text:style-name="Source_20_Text"><text:span text:style-name="T31">with</text:span></text:span><text:span text:style-name="Source_20_Text"><text:span text:style-name="T34">Snapshot</text:span></text:span><text:span text:style-name="Source_20_Text"><text:span text:style-name="T31">Ids</text:span></text:span><text:span text:style-name="Source_20_Text"><text:span text:style-name="T30">(</text:span></text:span><text:span text:style-name="Source_20_Text"><text:span text:style-name="T31">String... </text:span></text:span><text:span text:style-name="Source_20_Text"><text:span text:style-name="T24">snapshot</text:span></text:span><text:span text:style-name="Source_20_Text"><text:span text:style-name="T23">Ids</text:span></text:span><text:span text:style-name="Source_20_Text"><text:span text:style-name="T30">)</text:span></text:span></text:p>
            <text:p text:style-name="P21"><text:span text:style-name="T14">One or more </text:span><text:span text:style-name="T15">snapshot</text:span><text:span text:style-name="T14"> IDs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8:38:48.081312828</meta:creation-date>
    <dc:date>2016-07-11T12:01:32.350393507</dc:date>
    <meta:editing-duration>PT4M25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2" meta:paragraph-count="50" meta:word-count="219" meta:character-count="1939" meta:non-whitespace-character-count="1769"/>
  </office:meta>
</office:document-meta>
</file>